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f933" officeooo:paragraph-rsid="0015f933"/>
    </style:style>
    <style:style style:name="P2" style:family="paragraph" style:parent-style-name="Standard">
      <style:text-properties officeooo:rsid="0015f933" officeooo:paragraph-rsid="00183283"/>
    </style:style>
    <style:style style:name="P3" style:family="paragraph" style:parent-style-name="Standard">
      <style:text-properties officeooo:rsid="00169a31" officeooo:paragraph-rsid="00169a31"/>
    </style:style>
    <style:style style:name="P4" style:family="paragraph" style:parent-style-name="Standard">
      <style:text-properties officeooo:paragraph-rsid="00169a31"/>
    </style:style>
    <style:style style:name="P5" style:family="paragraph" style:parent-style-name="Standard">
      <style:text-properties officeooo:rsid="0016e5c9" officeooo:paragraph-rsid="0016e5c9"/>
    </style:style>
    <style:style style:name="P6" style:family="paragraph" style:parent-style-name="Standard">
      <style:text-properties officeooo:rsid="00183283" officeooo:paragraph-rsid="00183283"/>
    </style:style>
    <style:style style:name="T1" style:family="text">
      <style:text-properties officeooo:rsid="00169a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uman writable glyph manifold UTF-8 extension</text:p>
      <text:p text:style-name="P1"/>
      <text:p text:style-name="P2">Starting sequence: 1111 1011 0000 0010</text:p>
      <text:p text:style-name="P6">Memory use:</text:p>
      <text:p text:style-name="P6">Camera: 105 bits</text:p>
      <text:p text:style-name="P6">Lights: 1120 bits</text:p>
      <text:p text:style-name="P6">Swatches: 20664 bits</text:p>
      <text:p text:style-name="P6">Points: 360448 bits</text:p>
      <text:p text:style-name="P2"/>
      <text:p text:style-name="P1">(This system of making glyphs is theoretically human writable, not as in you can write in natural language and get what you want back out, no, this isn’t ChatGPT. Rather, this system is “human writable” as in a human artist could take a ruler and measure out something the artist drew, and figure out the coordinate conversion into a cube with corners at (-100, -100, -100), (100, -100, -100), (-100, 100, -100), (-100, -100, 100), (100, 100, 100), and then type in binary the appropriate positions where points should show up in the model. This is “human writable” to the extent that my previous attempt at incorporating Python3 code in a Mandelbrot-set/Turing-Halting-Problem-method-of-image-compression “image glyph” UTF-8 extension was a bad idea because no human could possibly make the images I was thinking of in that system.)</text:p>
      <text:p text:style-name="P1"/>
      <text:p text:style-name="P1"/>
      <text:p text:style-name="P1"/>
      <text:p text:style-name="P1">Note: all “positions” and “coordinates” stated herein are made using 16 bit signed integers, where <text:s text:c="8"/>-32768 is linearly interpolated to the -100 position of a face of the bounding cube that everything inside the glyph exists within; 32767 is linearly interpolated to the 100 position of a face of the bounding cube that everything inside the glyph exists within.</text:p>
      <text:p text:style-name="P1"/>
      <text:p text:style-name="P1"><text:span text:style-name="T1">48 bits<text:tab/><text:tab/>C</text:span>hoose camera position: (x, y, z)</text:p>
      <text:p text:style-name="P3">48 bits<text:tab/><text:tab/>Choose position maximally far away (at the plane that defines what the camera can’t see because of something being “too far away”) that will be in the center of the camera’s field of view: (x, y, z)</text:p>
      <text:p text:style-name="P3">1 bit: <text:tab/><text:tab/>if 0, use orthographic projection; if 1, then use perspective projection</text:p>
      <text:p text:style-name="P3">8 bits: <text:tab/><text:tab/>an unsigned integer that is either interpreted as the size of the camera screen for orthographic projection; or, if using perspective projection, this number is interpreted as the number of degrees in the field of view (possibly simulating a wide angle lens).</text:p>
      <text:p text:style-name="P3"/>
      <text:p text:style-name="P3">Lights, maximum of 7.</text:p>
      <text:p text:style-name="P3">2 bits: 00 if off; 01 if this is a “Sun” (directional light); 10 if Spotlight; 11 if Omnilight.</text:p>
      <text:p text:style-name="P3">8 bits: red</text:p>
      <text:p text:style-name="P3">8 bits: green</text:p>
      <text:p text:style-name="P3">8 bits: blue</text:p>
      <text:p text:style-name="P3">6 bits: “sharpness of shadows”, where 63 is maximum sharpness, 1 is diffuse but visible effect, 0 is no shadows.</text:p>
      <text:p text:style-name="P3">48 bits: Initial “Point A” position: (x, y, z)</text:p>
      <text:p text:style-name="P3">48 bits: “Point B” position: (x, y, z) (this is where Spotlight points to, and this defines the arrow of direction that the Sun looks towards.</text:p>
      <text:p text:style-name="P4"><text:span text:style-name="T1">32 bit float: R (maximum range, where the light doesn’t affect anything this far or farther from point A). This is a 32 bit float to make sure it operates consistently and allows for major expansions in the simulation later.</text:span></text:p>
      <text:p text:style-name="P4"/>
      <text:p text:style-name="P3"><text:soft-page-break/>Swatches, 63 of them, with swatch 00 0000 being used at a point that doesn’t intend to be drawn.</text:p>
      <text:p text:style-name="P5">96 bits Albedo</text:p>
      <text:p text:style-name="P5">8 bits Alpha</text:p>
      <text:p text:style-name="P5">32 bits Metallic</text:p>
      <text:p text:style-name="P5">32 bits Specular</text:p>
      <text:p text:style-name="P5">32 bits Roughness</text:p>
      <text:p text:style-name="P5">96 bits Emission (Red, Green, Blue)</text:p>
      <text:p text:style-name="P5">24 bits Transparency color (red, green, blue) (8 bits per color channel, since this isn’t defining a particular color, this is just establishing the hue angle that is preferred to the extent that photons that might have been allowed through by low alpha get blocked according to a probability distribution that reduces those photons by 1/(selectivity) for every 5 degrees of hue that color is away from the transparency color)</text:p>
      <text:p text:style-name="P5">8 bits: Transparency selectivity (8 bits unsigned; 0 means no light gets through, even if alpha is low)</text:p>
      <text:p text:style-name="P5"/>
      <text:p text:style-name="P5">Points, 1024 of them:</text:p>
      <text:p text:style-name="P5">6 bits: swatch color</text:p>
      <text:p text:style-name="P5">64 bits: (x, y, z, w) #Note: w doesn’t affect where something is in the cube, but it is important for calculations, where for those calculations, w gets linearly interpolated using the same scaling factor as gets used on x, y, z when those were bounded inside the cube, and it is that new floating point value of w that gets used in the calculations below.</text:p>
      <text:p text:style-name="P5">16 bits: “r” half-precision floating point representing the radius of effect of this manifold</text:p>
      <text:p text:style-name="P5">256 bits: 16 half-precision floating point numbers in a matrix. This matrix is used for determining, given a point within the “radius of effect” in the immediately preceding statement, have that point inside a vector V that has the floating point values (x, y, z, w) (w as calculated earlier for this point). Then do the calculation with the 4x4 matrix of 16 bit floats (call the matrix U). U*V results in a vector B that is 4 items long (xp, yp, zp, wp)</text:p>
      <text:p text:style-name="P5">10 bits: the index of a point (could be this same point). In the above calculation to figure out whether a given spot in the sphere gets drawn, check whether the distance between the spot (xp, yp, zp, wp) and the so newly indexed point, and if the distance between those points is greater than the “r” of that newly indexed point, then the point discussed a couple items up is not drawn (the pre-image of (xp, yp, zp, wp) is not drawn). Thus, we get a low-level Mandelbrot-type effect.</text:p>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7-01T23:47:34.554833210</meta:creation-date>
    <meta:generator>LibreOffice/6.4.7.2$Linux_X86_64 LibreOffice_project/40$Build-2</meta:generator>
    <dc:date>2024-07-02T00:41:03.681728483</dc:date>
    <meta:editing-duration>PT4M33S</meta:editing-duration>
    <meta:editing-cycles>1</meta:editing-cycles>
    <meta:document-statistic meta:table-count="0" meta:image-count="0" meta:object-count="0" meta:page-count="2" meta:paragraph-count="37" meta:word-count="841" meta:character-count="4806" meta:non-whitespace-character-count="3988"/>
  </office:meta>
</office:document-meta>
</file>